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9" style:family="table">
      <style:table-properties style:width="16.806cm" table:align="left" style:writing-mode="lr-tb"/>
    </style:style>
    <style:style style:name="Tabla19.A" style:family="table-column">
      <style:table-column-properties style:column-width="4.186cm"/>
    </style:style>
    <style:style style:name="Tabla19.B" style:family="table-column">
      <style:table-column-properties style:column-width="4.187cm"/>
    </style:style>
    <style:style style:name="Tabla19.D" style:family="table-column">
      <style:table-column-properties style:column-width="4.246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9.D1" style:family="table-cell">
      <style:table-cell-properties style:vertical-align="top" fo:padding="0.097cm" fo:border="0.1pt solid #000000" style:writing-mode="lr-tb"/>
    </style:style>
    <style:style style:name="Tab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9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able_20_Contents">
      <style:paragraph-properties style:snap-to-layout-grid="false"/>
      <style:text-properties fo:font-size="6pt" fo:language="eu" fo:country="none" style:font-size-asian="6pt" style:font-size-complex="6pt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language="eu" fo:country="none"/>
    </style:style>
    <style:style style:name="T2" style:family="text">
      <style:text-properties fo:language="eu" fo:country="none" style:font-name-asian="Arial"/>
    </style:style>
    <style:style style:name="T3" style:family="text">
      <style:text-properties fo:font-size="6pt" fo:language="eu" fo:country="none" style:font-size-asian="6pt" style:font-size-complex="6pt"/>
    </style:style>
    <style:style style:name="T4" style:family="text">
      <style:text-properties fo:font-size="6pt" fo:language="eu" fo:country="none" style:font-name-asian="Arial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.</text:span><text:span text:style-name="T2"> </text:span><text:span text:style-name="T1">Programa</text:span><text:span text:style-name="T2"> </text:span><text:span text:style-name="T1">ebaluatzeko</text:span><text:span text:style-name="T2"> </text:span><text:span text:style-name="T1">irizpideak:</text:span><text:span text:style-name="T2"> </text:span><text:span text:style-name="T1">(1,25</text:span><text:span text:style-name="T2"> </text:span><text:span text:style-name="T1">puntu)</text:span></text:h>
      <table:table table:name="Tabla19" table:style-name="Tabla19">
        <table:table-column table:style-name="Tabla19.A"/>
        <table:table-column table:style-name="Tabla19.B" table:number-columns-repeated="2"/>
        <table:table-column table:style-name="Tabla19.D"/>
        <table:table-row table:style-name="Tabla19.1">
          <table:table-cell table:style-name="Tabla19.A1" office:value-type="string">
            <text:p text:style-name="P1">Irizpidea</text:p>
          </table:table-cell>
          <table:table-cell table:style-name="Tabla19.A1" office:value-type="string">
            <text:p text:style-name="P2"><text:span text:style-name="T3">Oso</text:span><text:span text:style-name="T4"> </text:span><text:span text:style-name="T3">ongi</text:span></text:p>
          </table:table-cell>
          <table:table-cell table:style-name="Tabla19.A1" office:value-type="string">
            <text:p text:style-name="P2"><text:span text:style-name="T3">Nahiko</text:span><text:span text:style-name="T4"> </text:span></text:p>
          </table:table-cell>
          <table:table-cell table:style-name="Tabla19.D1" office:value-type="string">
            <text:p text:style-name="P1">Gutxiegi</text:p>
          </table:table-cell>
        </table:table-row>
        <table:table-row table:style-name="Tabla19.1">
          <table:table-cell table:style-name="Tabla19.A2" office:value-type="string">
            <text:p text:style-name="P1">Zuzena</text:p>
          </table:table-cell>
          <table:table-cell table:style-name="Tabla19.A2" office:value-type="string">
            <text:p text:style-name="P2"><text:span text:style-name="T3">Aplikazioa</text:span><text:span text:style-name="T4"> </text:span><text:span text:style-name="T3">ondo</text:span><text:span text:style-name="T4"> </text:span><text:span text:style-name="T3">dabil</text:span><text:span text:style-name="T4"> </text:span><text:span text:style-name="T3">egin</text:span><text:span text:style-name="T4"> </text:span><text:span text:style-name="T3">ditudan</text:span><text:span text:style-name="T4"> </text:span><text:span text:style-name="T3">proba</text:span><text:span text:style-name="T4"> </text:span><text:span text:style-name="T3">guztiekin</text:span><text:span text:style-name="T4"> </text:span><text:span text:style-name="T3">(ez</text:span><text:span text:style-name="T4"> </text:span><text:span text:style-name="T3">du</text:span><text:span text:style-name="T4"> </text:span><text:span text:style-name="T3">hutsik</text:span><text:span text:style-name="T4"> </text:span><text:span text:style-name="T3">egiten)</text:span><text:span text:style-name="T4"> </text:span><text:span text:style-name="T3">eta</text:span><text:span text:style-name="T4"> </text:span><text:span text:style-name="T3">proba</text:span><text:span text:style-name="T4"> </text:span><text:span text:style-name="T3">asko</text:span><text:span text:style-name="T4"> </text:span><text:span text:style-name="T3">egin</text:span><text:span text:style-name="T4"> </text:span><text:span text:style-name="T3">ditut!</text:span><text:span text:style-name="T4"> </text:span></text:p>
          </table:table-cell>
          <table:table-cell table:style-name="Tabla19.A2" office:value-type="string">
            <text:p text:style-name="P2"><text:span text:style-name="T3">Aplikazioak</text:span><text:span text:style-name="T4"> </text:span><text:span text:style-name="T3">kasu</text:span><text:span text:style-name="T4"> </text:span><text:span text:style-name="T3">bakar</text:span><text:span text:style-name="T4"> </text:span><text:span text:style-name="T3">batean</text:span><text:span text:style-name="T4"> </text:span><text:span text:style-name="T3">huts</text:span><text:span text:style-name="T4"> </text:span><text:span text:style-name="T3">egin</text:span><text:span text:style-name="T4"> </text:span><text:span text:style-name="T3">du.</text:span><text:span text:style-name="T4"> </text:span></text:p>
          </table:table-cell>
          <table:table-cell table:style-name="Tabla19.D2" office:value-type="string">
            <text:p text:style-name="P2"><text:span text:style-name="T3">Aplikazioak</text:span><text:span text:style-name="T4"> </text:span><text:span text:style-name="T3">maiz</text:span><text:span text:style-name="T4"> </text:span><text:span text:style-name="T3">egiten</text:span><text:span text:style-name="T4"> </text:span><text:span text:style-name="T3">du</text:span><text:span text:style-name="T4"> </text:span><text:span text:style-name="T3">huts.</text:span><text:span text:style-name="T4"> </text:span><text:span text:style-name="T3">Argi</text:span><text:span text:style-name="T4"> </text:span></text:p>
            <text:p text:style-name="Table_20_Contents"><text:span text:style-name="T3">dago</text:span><text:span text:style-name="T4"> </text:span><text:span text:style-name="T3">ez</text:span><text:span text:style-name="T4"> </text:span><text:span text:style-name="T3">dagoela</text:span><text:span text:style-name="T4"> </text:span><text:span text:style-name="T3">ondo.</text:span><text:span text:style-name="T4"> </text:span></text:p>
          </table:table-cell>
        </table:table-row>
        <table:table-row table:style-name="Tabla19.1">
          <table:table-cell table:style-name="Tabla19.A2" office:value-type="string">
            <text:p text:style-name="P1">Lagunkoia</text:p>
          </table:table-cell>
          <table:table-cell table:style-name="Tabla19.A2" office:value-type="string">
            <text:p text:style-name="P2"><text:span text:style-name="T3">Erabiltzaileak</text:span><text:span text:style-name="T4"> </text:span><text:span text:style-name="T3">ez</text:span><text:span text:style-name="T4"> </text:span><text:span text:style-name="T3">dauka</text:span><text:span text:style-name="T4"> </text:span><text:span text:style-name="T3">inongo</text:span><text:span text:style-name="T4"> </text:span><text:span text:style-name="T3">zalantzarik</text:span><text:span text:style-name="T4"> </text:span><text:span text:style-name="T3">aplikazioarekin</text:span><text:span text:style-name="T4"> </text:span><text:span text:style-name="T3">elkarreragiterakoan.</text:span><text:span text:style-name="T4"> </text:span><text:span text:style-name="T3">Une</text:span><text:span text:style-name="T4"> </text:span><text:span text:style-name="T3">bakoitzean</text:span><text:span text:style-name="T4"> </text:span><text:span text:style-name="T3">zer</text:span><text:span text:style-name="T4"> </text:span><text:span text:style-name="T3">egin</text:span><text:span text:style-name="T4"> </text:span><text:span text:style-name="T3">behar</text:span><text:span text:style-name="T4"> </text:span><text:span text:style-name="T3">den,</text:span><text:span text:style-name="T4"> </text:span><text:span text:style-name="T3">zein</text:span><text:span text:style-name="T4"> </text:span><text:span text:style-name="T3">aukera,</text:span><text:span text:style-name="T4"> </text:span><text:span text:style-name="T3">eta</text:span><text:span text:style-name="T4"> <text:s/></text:span><text:span text:style-name="T3">erantzun</text:span><text:span text:style-name="T4"> </text:span><text:span text:style-name="T3">egokia</text:span><text:span text:style-name="T4"> </text:span><text:span text:style-name="T3">zein</text:span><text:span text:style-name="T4"> </text:span><text:span text:style-name="T3">den</text:span><text:span text:style-name="T4"> </text:span><text:span text:style-name="T3">argi</text:span><text:span text:style-name="T4"> </text:span><text:span text:style-name="T3">usten</text:span><text:span text:style-name="T4"> </text:span><text:span text:style-name="T3">du.</text:span></text:p>
          </table:table-cell>
          <table:table-cell table:style-name="Tabla19.A2" office:value-type="string">
            <text:p text:style-name="P2"><text:span text:style-name="T3">Aplikazioak</text:span><text:span text:style-name="T4"> </text:span><text:span text:style-name="T3">eskaintzen</text:span><text:span text:style-name="T4"> </text:span><text:span text:style-name="T3">dituen</text:span><text:span text:style-name="T4"> </text:span><text:span text:style-name="T3">mezu</text:span><text:span text:style-name="T4"> </text:span><text:span text:style-name="T3">eta</text:span><text:span text:style-name="T4"> </text:span><text:span text:style-name="T3">informazioa</text:span><text:span text:style-name="T4"> </text:span><text:span text:style-name="T3">nahikoak</text:span><text:span text:style-name="T4"> </text:span><text:span text:style-name="T3">dira</text:span><text:span text:style-name="T4"> </text:span><text:span text:style-name="T3">ondo</text:span><text:span text:style-name="T4"> </text:span><text:span text:style-name="T3">lan</text:span><text:span text:style-name="T4"> </text:span><text:span text:style-name="T3">egiteko.</text:span><text:span text:style-name="T4"> </text:span><text:span text:style-name="T3">Ala</text:span><text:span text:style-name="T4"> </text:span><text:span text:style-name="T3">ere,</text:span><text:span text:style-name="T4"> </text:span><text:span text:style-name="T3">kasuren</text:span><text:span text:style-name="T4"> </text:span><text:span text:style-name="T3">batean</text:span><text:span text:style-name="T4"> </text:span><text:span text:style-name="T3">zalantzan</text:span><text:span text:style-name="T4"> </text:span><text:span text:style-name="T3">egon</text:span><text:span text:style-name="T4"> </text:span><text:span text:style-name="T3">nahiz</text:span><text:span text:style-name="T4"> </text:span><text:span text:style-name="T3">ez</text:span><text:span text:style-name="T4"> </text:span><text:span text:style-name="T3">bait</text:span><text:span text:style-name="T4"> </text:span><text:span text:style-name="T3">nekien</text:span><text:span text:style-name="T4"> </text:span><text:span text:style-name="T3">zer</text:span><text:span text:style-name="T4"> </text:span><text:span text:style-name="T3">egin</text:span><text:span text:style-name="T4"> </text:span><text:span text:style-name="T3">behar</text:span><text:span text:style-name="T4"> </text:span><text:span text:style-name="T3">zen</text:span><text:span text:style-name="T4"> </text:span><text:span text:style-name="T3">aurrera</text:span><text:span text:style-name="T4"> </text:span><text:span text:style-name="T3">egiteko.</text:span><text:span text:style-name="T4"> </text:span></text:p>
          </table:table-cell>
          <table:table-cell table:style-name="Tabla19.D2" office:value-type="string">
            <text:p text:style-name="P2"><text:span text:style-name="T3">Erabiltzaileak</text:span><text:span text:style-name="T4"> </text:span><text:span text:style-name="T3">uneoro</text:span><text:span text:style-name="T4"> </text:span><text:span text:style-name="T3">ditu</text:span><text:span text:style-name="T4"> </text:span><text:span text:style-name="T3">aplikazioa</text:span><text:span text:style-name="T4"> </text:span><text:span text:style-name="T3">erabiltzeko</text:span><text:span text:style-name="T4"> </text:span><text:span text:style-name="T3">zalantzak,</text:span><text:span text:style-name="T4"> </text:span><text:span text:style-name="T3">aurrera</text:span><text:span text:style-name="T4"> </text:span><text:span text:style-name="T3">egiteko</text:span><text:span text:style-name="T4"> </text:span><text:span text:style-name="T3">zer</text:span><text:span text:style-name="T4"> </text:span><text:span text:style-name="T3">egin</text:span><text:span text:style-name="T4"> </text:span><text:span text:style-name="T3">behar</text:span><text:span text:style-name="T4"> </text:span><text:span text:style-name="T3">den</text:span><text:span text:style-name="T4"> </text:span><text:span text:style-name="T3">eta</text:span><text:span text:style-name="T4"> </text:span><text:span text:style-name="T3">jasotzen</text:span><text:span text:style-name="T4"> </text:span><text:span text:style-name="T3">dituen</text:span><text:span text:style-name="T4"> </text:span><text:span text:style-name="T3">datuak</text:span><text:span text:style-name="T4"> </text:span><text:span text:style-name="T3">nola</text:span><text:span text:style-name="T4"> </text:span><text:span text:style-name="T3">interpretatu</text:span><text:span text:style-name="T4"> </text:span><text:span text:style-name="T3">ez</text:span><text:span text:style-name="T4"> </text:span><text:span text:style-name="T3">da</text:span><text:span text:style-name="T4"> </text:span><text:span text:style-name="T3">batere</text:span><text:span text:style-name="T4"> </text:span><text:span text:style-name="T3">erraza.</text:span><text:span text:style-name="T4"> </text:span></text:p>
          </table:table-cell>
        </table:table-row>
        <table:table-row table:style-name="Tabla19.1">
          <table:table-cell table:style-name="Tabla19.A2" office:value-type="string">
            <text:p text:style-name="P2"><text:span text:style-name="T3">Ondo</text:span><text:span text:style-name="T4"> </text:span><text:span text:style-name="T3">antolatua</text:span><text:span text:style-name="T4"> </text:span><text:span text:style-name="T3">eta</text:span><text:span text:style-name="T4"> </text:span><text:span text:style-name="T3">dokumentatua</text:span><text:span text:style-name="T4"> </text:span></text:p>
          </table:table-cell>
          <table:table-cell table:style-name="Tabla19.A2" office:value-type="string">
            <text:p text:style-name="P2"><text:span text:style-name="T3">Kodea</text:span><text:span text:style-name="T4"> </text:span><text:span text:style-name="T3">ondo</text:span><text:span text:style-name="T4"> </text:span><text:span text:style-name="T3">antolatua</text:span><text:span text:style-name="T4"> </text:span><text:span text:style-name="T3">dago.</text:span><text:span text:style-name="T4"> </text:span><text:span text:style-name="T3">Aplikazioaren</text:span><text:span text:style-name="T4"> </text:span><text:span text:style-name="T3">funtzionaltasunean</text:span><text:span text:style-name="T4"> </text:span><text:span text:style-name="T3">aldaketaren</text:span><text:span text:style-name="T4"> </text:span><text:span text:style-name="T3">bat</text:span><text:span text:style-name="T4"> </text:span><text:span text:style-name="T3">egiterako</text:span><text:span text:style-name="T4"> </text:span><text:span text:style-name="T3">garaian</text:span><text:span text:style-name="T4"> </text:span><text:span text:style-name="T3">leku</text:span><text:span text:style-name="T4"> </text:span><text:span text:style-name="T3">egokia</text:span><text:span text:style-name="T4"> </text:span><text:span text:style-name="T3">aurkitzea</text:span><text:span text:style-name="T4"> </text:span><text:span text:style-name="T3">arraza</text:span><text:span text:style-name="T4"> </text:span><text:span text:style-name="T3">da.</text:span><text:span text:style-name="T4"> </text:span><text:span text:style-name="T3">Errutina</text:span><text:span text:style-name="T4"> </text:span><text:span text:style-name="T3">bakoitzak</text:span><text:span text:style-name="T4"> </text:span><text:span text:style-name="T3">erazagupen</text:span><text:span text:style-name="T4"> </text:span><text:span text:style-name="T3">egokia</text:span><text:span text:style-name="T4"> </text:span><text:span text:style-name="T3">darama,</text:span><text:span text:style-name="T4"> </text:span></text:p>
            <text:p text:style-name="Table_20_Contents"><text:span text:style-name="T3">zer</text:span><text:span text:style-name="T4"> </text:span><text:span text:style-name="T3">egiten</text:span><text:span text:style-name="T4"> </text:span><text:span text:style-name="T3">duen</text:span><text:span text:style-name="T4"> </text:span><text:span text:style-name="T3">eta</text:span><text:span text:style-name="T4"> </text:span><text:span text:style-name="T3">zer</text:span><text:span text:style-name="T4"> </text:span><text:span text:style-name="T3">nolako</text:span><text:span text:style-name="T4"> </text:span><text:span text:style-name="T3">parametroak</text:span><text:span text:style-name="T4"> </text:span><text:span text:style-name="T3">erabiltzen</text:span><text:span text:style-name="T4"> </text:span><text:span text:style-name="T3">dituen</text:span><text:span text:style-name="T4"> </text:span><text:span text:style-name="T3">adieraziz.</text:span><text:span text:style-name="T4"> </text:span><text:span text:style-name="T3">Horrez</text:span><text:span text:style-name="T4"> </text:span><text:span text:style-name="T3">gain,</text:span><text:span text:style-name="T4"> </text:span><text:span text:style-name="T3">kodean</text:span><text:span text:style-name="T4"> </text:span><text:span text:style-name="T3">zehar</text:span><text:span text:style-name="T4"> </text:span><text:span text:style-name="T3">zailak</text:span><text:span text:style-name="T4"> </text:span><text:span text:style-name="T3">diren</text:span><text:span text:style-name="T4"> </text:span><text:span text:style-name="T3">zatietan</text:span><text:span text:style-name="T4"> </text:span><text:span text:style-name="T3">ere</text:span><text:span text:style-name="T4"> </text:span><text:span text:style-name="T3">behar</text:span><text:span text:style-name="T4"> </text:span><text:span text:style-name="T3">bezalako</text:span><text:span text:style-name="T4"> </text:span><text:span text:style-name="T3">azalpenak</text:span><text:span text:style-name="T4"> </text:span><text:span text:style-name="T3">ageri</text:span><text:span text:style-name="T4"> </text:span><text:span text:style-name="T3">dira.</text:span><text:span text:style-name="T4"> </text:span></text:p>
            <text:p text:style-name="Table_20_Contents"><text:span text:style-name="T3">Aldagai</text:span><text:span text:style-name="T4"> </text:span><text:span text:style-name="T3">eta</text:span><text:span text:style-name="T4"> </text:span><text:span text:style-name="T3">errutinek,</text:span><text:span text:style-name="T4"> </text:span><text:span text:style-name="T3">kodea</text:span><text:span text:style-name="T4"> </text:span><text:span text:style-name="T3">ulertzeko</text:span><text:span text:style-name="T4"> </text:span></text:p>
            <text:p text:style-name="Table_20_Contents"><text:span text:style-name="T3">lagungarriak</text:span><text:span text:style-name="T4"> </text:span><text:span text:style-name="T3">diren</text:span><text:span text:style-name="T4"> </text:span><text:span text:style-name="T3">izenak</text:span><text:span text:style-name="T4"> </text:span><text:span text:style-name="T3">dituzte.</text:span><text:span text:style-name="T4"> </text:span><text:span text:style-name="T3">Kodea</text:span><text:span text:style-name="T4"> </text:span><text:span text:style-name="T3">ondo</text:span><text:span text:style-name="T4"> </text:span><text:span text:style-name="T3">indentatua</text:span><text:span text:style-name="T4"> </text:span><text:span text:style-name="T3">dago.</text:span><text:span text:style-name="T4"> </text:span></text:p>
          </table:table-cell>
          <table:table-cell table:style-name="Tabla19.A2" office:value-type="string">
            <text:p text:style-name="P2"><text:span text:style-name="T3">Nahiko</text:span><text:span text:style-name="T4"> </text:span><text:span text:style-name="T3">ondo</text:span><text:span text:style-name="T4"> </text:span><text:span text:style-name="T3">antolatua</text:span><text:span text:style-name="T4"> </text:span><text:span text:style-name="T3">dago</text:span><text:span text:style-name="T4"> </text:span><text:span text:style-name="T3">eta</text:span><text:span text:style-name="T4"> </text:span><text:span text:style-name="T3">dokumentatua</text:span><text:span text:style-name="T4"> </text:span><text:span text:style-name="T3">dago.</text:span><text:span text:style-name="T4"> </text:span><text:span text:style-name="T3">Ala</text:span><text:span text:style-name="T4"> </text:span><text:span text:style-name="T3">ere,</text:span><text:span text:style-name="T4"> </text:span><text:span text:style-name="T3">kasuren</text:span><text:span text:style-name="T4"> </text:span><text:span text:style-name="T3">batean</text:span><text:span text:style-name="T4"> </text:span><text:span text:style-name="T3">azpirrutinen</text:span><text:span text:style-name="T4"> </text:span><text:span text:style-name="T3">egituraketa</text:span><text:span text:style-name="T4"> </text:span><text:span text:style-name="T3">egokiagoa</text:span><text:span text:style-name="T4"> </text:span><text:span text:style-name="T3">izan</text:span><text:span text:style-name="T4"> </text:span><text:span text:style-name="T3">zitekeen.</text:span><text:span text:style-name="T4"> </text:span></text:p>
            <text:p text:style-name="Table_20_Contents"><text:span text:style-name="T3">Idatzitako</text:span><text:span text:style-name="T4"> </text:span><text:span text:style-name="T3">oharrak</text:span><text:span text:style-name="T4"> </text:span><text:span text:style-name="T3">nahiko</text:span><text:span text:style-name="T4"> </text:span><text:span text:style-name="T3">argitzen</text:span><text:span text:style-name="T4"> </text:span><text:span text:style-name="T3">dute</text:span><text:span text:style-name="T4"> </text:span><text:span text:style-name="T3">kodea,</text:span><text:span text:style-name="T4"> </text:span><text:span text:style-name="T3">baina</text:span><text:span text:style-name="T4"> </text:span><text:span text:style-name="T3">kasuren</text:span><text:span text:style-name="T4"> </text:span><text:span text:style-name="T3">batean</text:span><text:span text:style-name="T4"> </text:span><text:span text:style-name="T3">azalpen</text:span><text:span text:style-name="T4"> </text:span></text:p>
            <text:p text:style-name="Table_20_Contents"><text:span text:style-name="T3">zehatzago</text:span><text:span text:style-name="T4"> </text:span><text:span text:style-name="T3">baten</text:span><text:span text:style-name="T4"> </text:span><text:span text:style-name="T3">beharra</text:span><text:span text:style-name="T4"> </text:span><text:span text:style-name="T3">sumatu</text:span><text:span text:style-name="T4"> </text:span><text:span text:style-name="T3">dut.</text:span><text:span text:style-name="T4"> </text:span></text:p>
          </table:table-cell>
          <table:table-cell table:style-name="Tabla19.D2" office:value-type="string">
            <text:p text:style-name="P2"><text:span text:style-name="T3">Kodearen</text:span><text:span text:style-name="T4"> </text:span><text:span text:style-name="T3">egiturak</text:span><text:span text:style-name="T4"> </text:span><text:span text:style-name="T3">ez</text:span><text:span text:style-name="T4"> </text:span><text:span text:style-name="T3">dauka</text:span><text:span text:style-name="T4"> </text:span><text:span text:style-name="T3">logikarik</text:span><text:span text:style-name="T4"> </text:span><text:span text:style-name="T3">eta</text:span><text:span text:style-name="T4"> </text:span><text:span text:style-name="T3">komentariorik</text:span><text:span text:style-name="T4"> </text:span><text:span text:style-name="T3">ez</text:span><text:span text:style-name="T4"> </text:span><text:span text:style-name="T3">dago</text:span><text:span text:style-name="T4"> </text:span><text:span text:style-name="T3">edo</text:span><text:span text:style-name="T4"> </text:span><text:span text:style-name="T3">daudenak</text:span><text:span text:style-name="T4"> </text:span><text:span text:style-name="T3">ez</text:span><text:span text:style-name="T4"> </text:span><text:span text:style-name="T3">dira</text:span><text:span text:style-name="T4"> </text:span><text:span text:style-name="T3">batere</text:span><text:span text:style-name="T4"> </text:span><text:span text:style-name="T3">lagungarriak.</text:span><text:span text:style-name="T4"> </text:span></text:p>
            <text:p text:style-name="Table_20_Contents"><text:span text:style-name="T3">Kodea</text:span><text:span text:style-name="T4"> </text:span><text:span text:style-name="T3">ez</text:span><text:span text:style-name="T4"> </text:span><text:span text:style-name="T3">dago</text:span><text:span text:style-name="T4"> </text:span><text:span text:style-name="T3">ondo</text:span><text:span text:style-name="T4"> </text:span><text:span text:style-name="T3">indentatua.</text:span><text:span text:style-name="T4"> </text:span><text:span text:style-name="T3">Ez</text:span><text:span text:style-name="T4"> </text:span></text:p>
            <text:p text:style-name="Table_20_Contents"><text:span text:style-name="T3">nintzateke</text:span><text:span text:style-name="T4"> </text:span><text:span text:style-name="T3">gai</text:span><text:span text:style-name="T4"> </text:span><text:span text:style-name="T3">izango</text:span><text:span text:style-name="T4"> </text:span><text:span text:style-name="T3">kode</text:span><text:span text:style-name="T4"> </text:span><text:span text:style-name="T3">hau</text:span><text:span text:style-name="T4"> </text:span><text:span text:style-name="T3">aldatzen</text:span><text:span text:style-name="T4"> </text:span><text:span text:style-name="T3">funtzionalitate</text:span><text:span text:style-name="T4"> </text:span><text:span text:style-name="T3">berriren</text:span><text:span text:style-name="T4"> </text:span><text:span text:style-name="T3">bat</text:span><text:span text:style-name="T4"> </text:span><text:span text:style-name="T3">gehitzeko.</text:span><text:span text:style-name="T4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line-height="0.423cm" fo:text-align="start" style:justify-single-word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pa </meta:initial-creator>
    <meta:creation-date>2014-04-07T17:30:48</meta:creation-date>
    <meta:document-statistic meta:table-count="1" meta:image-count="0" meta:object-count="0" meta:page-count="1" meta:paragraph-count="25" meta:word-count="240" meta:character-count="1733" meta:non-whitespace-character-count="1499"/>
    <dc:date>2014-04-07T17:34:04</dc:date>
    <dc:creator>kepa </dc:creator>
    <meta:editing-duration>PT3M16S</meta:editing-duration>
    <meta:editing-cycles>1</meta:editing-cycles>
    <meta:generator>LibreOffice/3.4$Unix LibreOffice_project/340m1$Build-402</meta:generator>
  </office:meta>
</office:document-meta>
</file>